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20446"/>
    </style:style>
    <style:style style:name="P2" style:family="paragraph" style:parent-style-name="Standard">
      <style:paragraph-properties fo:text-align="start" style:justify-single-word="false"/>
      <style:text-properties officeooo:paragraph-rsid="002ae81b"/>
    </style:style>
    <style:style style:name="P3" style:family="paragraph" style:parent-style-name="Standard">
      <style:paragraph-properties fo:text-align="center" style:justify-single-word="false"/>
      <style:text-properties officeooo:rsid="00120446" officeooo:paragraph-rsid="00120446"/>
    </style:style>
    <style:style style:name="P4" style:family="paragraph" style:parent-style-name="Standard">
      <style:paragraph-properties fo:text-align="start" style:justify-single-word="false"/>
      <style:text-properties officeooo:rsid="0012ad46" officeooo:paragraph-rsid="0012ad46"/>
    </style:style>
    <style:style style:name="P5" style:family="paragraph" style:parent-style-name="Standard">
      <style:paragraph-properties fo:text-align="start" style:justify-single-word="false"/>
      <style:text-properties officeooo:rsid="0014a1d4" officeooo:paragraph-rsid="0014a1d4"/>
    </style:style>
    <style:style style:name="P6" style:family="paragraph" style:parent-style-name="Standard">
      <style:paragraph-properties fo:text-align="start" style:justify-single-word="false"/>
      <style:text-properties officeooo:rsid="0019cf58" officeooo:paragraph-rsid="0019cf58"/>
    </style:style>
    <style:style style:name="P7" style:family="paragraph" style:parent-style-name="Standard">
      <style:paragraph-properties fo:text-align="center" style:justify-single-word="false"/>
      <style:text-properties officeooo:rsid="001b64e1" officeooo:paragraph-rsid="001b64e1"/>
    </style:style>
    <style:style style:name="P8" style:family="paragraph" style:parent-style-name="Standard">
      <style:paragraph-properties fo:text-align="start" style:justify-single-word="false"/>
      <style:text-properties officeooo:rsid="001b64e1" officeooo:paragraph-rsid="001b64e1"/>
    </style:style>
    <style:style style:name="P9" style:family="paragraph" style:parent-style-name="Standard">
      <style:paragraph-properties fo:text-align="start" style:justify-single-word="false"/>
      <style:text-properties officeooo:rsid="001bbaec" officeooo:paragraph-rsid="001bbaec"/>
    </style:style>
    <style:style style:name="P10" style:family="paragraph" style:parent-style-name="Standard">
      <style:paragraph-properties fo:text-align="start" style:justify-single-word="false"/>
      <style:text-properties officeooo:rsid="001bbaec" officeooo:paragraph-rsid="002ae81b"/>
    </style:style>
    <style:style style:name="P11" style:family="paragraph" style:parent-style-name="Standard">
      <style:paragraph-properties fo:text-align="center" style:justify-single-word="false"/>
      <style:text-properties officeooo:rsid="001bbaec" officeooo:paragraph-rsid="001bbaec"/>
    </style:style>
    <style:style style:name="P12" style:family="paragraph" style:parent-style-name="Standard">
      <style:paragraph-properties fo:text-align="start" style:justify-single-word="false"/>
      <style:text-properties officeooo:rsid="001df1ed" officeooo:paragraph-rsid="001df1ed"/>
    </style:style>
    <style:style style:name="P13" style:family="paragraph" style:parent-style-name="Standard">
      <style:paragraph-properties fo:text-align="start" style:justify-single-word="false"/>
      <style:text-properties officeooo:rsid="001df1ed" officeooo:paragraph-rsid="001bbaec"/>
    </style:style>
    <style:style style:name="P14" style:family="paragraph" style:parent-style-name="Standard">
      <style:paragraph-properties fo:text-align="center" style:justify-single-word="false"/>
      <style:text-properties officeooo:rsid="001df1ed" officeooo:paragraph-rsid="001df1ed"/>
    </style:style>
    <style:style style:name="P15" style:family="paragraph" style:parent-style-name="Standard">
      <style:paragraph-properties fo:text-align="center" style:justify-single-word="false"/>
      <style:text-properties officeooo:rsid="00219948" officeooo:paragraph-rsid="00219948"/>
    </style:style>
    <style:style style:name="P16" style:family="paragraph" style:parent-style-name="Standard">
      <style:paragraph-properties fo:text-align="start" style:justify-single-word="false"/>
      <style:text-properties officeooo:rsid="00219948" officeooo:paragraph-rsid="00219948"/>
    </style:style>
    <style:style style:name="P17" style:family="paragraph" style:parent-style-name="Standard">
      <style:paragraph-properties fo:text-align="start" style:justify-single-word="false"/>
      <style:text-properties officeooo:rsid="0025644e" officeooo:paragraph-rsid="002727d2"/>
    </style:style>
    <style:style style:name="P18" style:family="paragraph" style:parent-style-name="Standard">
      <style:paragraph-properties fo:text-align="center" style:justify-single-word="false"/>
      <style:text-properties officeooo:rsid="002ae81b" officeooo:paragraph-rsid="002ae81b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20446" officeooo:paragraph-rsid="00120446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20446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1b64e1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23c6cc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2ae81b"/>
    </style:style>
    <style:style style:name="P24" style:family="paragraph" style:parent-style-name="Standard">
      <style:paragraph-properties fo:text-align="start" style:justify-single-word="false"/>
      <style:text-properties officeooo:paragraph-rsid="002da927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2ad46" officeooo:paragraph-rsid="0012ad46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4a1d4" officeooo:paragraph-rsid="001b6b71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4a1d4" officeooo:paragraph-rsid="0014a1d4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29128d" officeooo:paragraph-rsid="0029128d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29128d" officeooo:paragraph-rsid="002ae81b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29128d" officeooo:paragraph-rsid="0029128d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29128d" officeooo:paragraph-rsid="0029128d"/>
    </style:style>
    <style:style style:name="P32" style:family="paragraph" style:parent-style-name="Standard" style:list-style-name="L7">
      <style:paragraph-properties fo:text-align="start" style:justify-single-word="false"/>
      <style:text-properties officeooo:rsid="0029128d" officeooo:paragraph-rsid="0029128d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2daac" officeooo:paragraph-rsid="0012daac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1f153f" officeooo:paragraph-rsid="001f153f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25644e" officeooo:paragraph-rsid="0025644e"/>
    </style:style>
    <style:style style:name="P36" style:family="paragraph" style:parent-style-name="Standard" style:list-style-name="L4">
      <style:paragraph-properties fo:text-align="start" style:justify-single-word="false"/>
      <style:text-properties officeooo:rsid="0025644e" officeooo:paragraph-rsid="002727d2"/>
    </style:style>
    <style:style style:name="P37" style:family="paragraph" style:parent-style-name="Standard" style:list-style-name="L3">
      <style:paragraph-properties fo:text-align="start" style:justify-single-word="false"/>
      <style:text-properties officeooo:rsid="001b64e1" officeooo:paragraph-rsid="001b64e1"/>
    </style:style>
    <style:style style:name="P38" style:family="paragraph" style:parent-style-name="Standard" style:list-style-name="L4">
      <style:paragraph-properties fo:text-align="start" style:justify-single-word="false"/>
      <style:text-properties officeooo:rsid="001bbaec" officeooo:paragraph-rsid="001bbaec"/>
    </style:style>
    <style:style style:name="P39" style:family="paragraph" style:parent-style-name="Standard" style:list-style-name="L4">
      <style:paragraph-properties fo:text-align="start" style:justify-single-word="false"/>
      <style:text-properties officeooo:rsid="002727d2" officeooo:paragraph-rsid="002727d2"/>
    </style:style>
    <style:style style:name="P40" style:family="paragraph" style:parent-style-name="Standard" style:list-style-name="L5">
      <style:paragraph-properties fo:text-align="start" style:justify-single-word="false"/>
      <style:text-properties officeooo:rsid="001c9d54" officeooo:paragraph-rsid="002ae81b"/>
    </style:style>
    <style:style style:name="P41" style:family="paragraph" style:parent-style-name="Standard" style:list-style-name="L5">
      <style:paragraph-properties fo:text-align="start" style:justify-single-word="false"/>
      <style:text-properties officeooo:rsid="001c9d54" officeooo:paragraph-rsid="001c9d54"/>
    </style:style>
    <style:style style:name="P42" style:family="paragraph" style:parent-style-name="Standard" style:list-style-name="L5">
      <style:paragraph-properties fo:text-align="start" style:justify-single-word="false"/>
      <style:text-properties officeooo:rsid="002ae81b" officeooo:paragraph-rsid="002ae81b"/>
    </style:style>
    <style:style style:name="P43" style:family="paragraph" style:parent-style-name="Standard" style:list-style-name="L7">
      <style:paragraph-properties fo:text-align="start" style:justify-single-word="false"/>
      <style:text-properties officeooo:rsid="001df1ed" officeooo:paragraph-rsid="001df1ed"/>
    </style:style>
    <style:style style:name="P44" style:family="paragraph" style:parent-style-name="Standard">
      <style:paragraph-properties fo:text-align="start" style:justify-single-word="false"/>
      <style:text-properties officeooo:rsid="001df1ed" officeooo:paragraph-rsid="001df1ed"/>
    </style:style>
    <style:style style:name="P45" style:family="paragraph" style:parent-style-name="Standard">
      <style:paragraph-properties fo:text-align="center" style:justify-single-word="false"/>
      <style:text-properties officeooo:rsid="002d402b" officeooo:paragraph-rsid="002d402b"/>
    </style:style>
    <style:style style:name="P46" style:family="paragraph" style:parent-style-name="Standard">
      <style:paragraph-properties fo:text-align="start" style:justify-single-word="false"/>
      <style:text-properties officeooo:rsid="002d402b" officeooo:paragraph-rsid="002d402b"/>
    </style:style>
    <style:style style:name="P47" style:family="paragraph" style:parent-style-name="Standard">
      <style:paragraph-properties fo:text-align="start" style:justify-single-word="false"/>
      <style:text-properties officeooo:rsid="002d435a" officeooo:paragraph-rsid="002d435a"/>
    </style:style>
    <style:style style:name="P48" style:family="paragraph" style:parent-style-name="Standard">
      <style:paragraph-properties fo:text-align="start" style:justify-single-word="false"/>
      <style:text-properties officeooo:rsid="002da927" officeooo:paragraph-rsid="002da927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2fae5c" officeooo:paragraph-rsid="002fae5c"/>
    </style:style>
    <style:style style:name="P50" style:family="paragraph" style:parent-style-name="Standard">
      <style:paragraph-properties fo:text-align="center" style:justify-single-word="false"/>
      <style:text-properties officeooo:rsid="002fae5c" officeooo:paragraph-rsid="002fae5c"/>
    </style:style>
    <style:style style:name="T1" style:family="text">
      <style:text-properties officeooo:rsid="00120446"/>
    </style:style>
    <style:style style:name="T2" style:family="text">
      <style:text-properties officeooo:rsid="0012ad46"/>
    </style:style>
    <style:style style:name="T3" style:family="text">
      <style:text-properties officeooo:rsid="0012daac"/>
    </style:style>
    <style:style style:name="T4" style:family="text">
      <style:text-properties officeooo:rsid="0014a1d4"/>
    </style:style>
    <style:style style:name="T5" style:family="text">
      <style:text-properties officeooo:rsid="001b64e1"/>
    </style:style>
    <style:style style:name="T6" style:family="text">
      <style:text-properties officeooo:rsid="001bbaec"/>
    </style:style>
    <style:style style:name="T7" style:family="text">
      <style:text-properties officeooo:rsid="001f153f"/>
    </style:style>
    <style:style style:name="T8" style:family="text">
      <style:text-properties officeooo:rsid="0023c6cc"/>
    </style:style>
    <style:style style:name="T9" style:family="text">
      <style:text-properties officeooo:rsid="002727d2"/>
    </style:style>
    <style:style style:name="T10" style:family="text">
      <style:text-properties officeooo:rsid="002ae81b"/>
    </style:style>
    <style:style style:name="T11" style:family="text">
      <style:text-properties officeooo:rsid="001c9d54"/>
    </style:style>
    <style:style style:name="T12" style:family="text">
      <style:text-properties officeooo:rsid="002d435a"/>
    </style:style>
    <style:style style:name="T13" style:family="text">
      <style:text-properties officeooo:rsid="002da9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elos:</text:p>
      <text:p text:style-name="P1"><text:span text:style-name="T2">User</text:span><text:span text:style-name="T1">: </text:span></text:p>
      <text:p text:style-name="P5"><text:s text:c="2"/>Atributos:</text:p>
      <text:list xml:id="list4053425467" text:style-name="L1">
        <text:list-item>
          <text:p text:style-name="P19"><text:span text:style-name="T7">e</text:span>mail : PK, string</text:p>
        </text:list-item>
        <text:list-item>
          <text:p text:style-name="P19"><text:span text:style-name="T7">p</text:span>assword<text:span text:style-name="T7">_hash</text:span>: min 8 lenght, String<text:span text:style-name="T2"> 266?</text:span> ¿POsible regexp en BD? Ira cifrada</text:p>
        </text:list-item>
        <text:list-item>
          <text:p text:style-name="P19"><text:span text:style-name="T7">r</text:span>ol: enum[moderator,admin,user]</text:p>
        </text:list-item>
        <text:list-item>
          <text:p text:style-name="P20"><text:span text:style-name="T7">s</text:span><text:span text:style-name="T2">ex</text:span><text:span text:style-name="T1">: enum[h,m,otro]</text:span></text:p>
        </text:list-item>
        <text:list-item>
          <text:p text:style-name="P19"><text:span text:style-name="T7">n</text:span>ame: min 3 l string</text:p>
        </text:list-item>
        <text:list-item>
          <text:p text:style-name="P19"><text:span text:style-name="T7">l</text:span>ast<text:span text:style-name="T7">N</text:span>ame: min 3 lenght string</text:p>
        </text:list-item>
        <text:list-item>
          <text:p text:style-name="P20"><text:span text:style-name="T7">n</text:span><text:span text:style-name="T1">ickname: PK, string max 8</text:span></text:p>
        </text:list-item>
        <text:list-item>
          <text:p text:style-name="P20"><text:span text:style-name="T7">cp</text:span><text:span text:style-name="T1">: comprobaremos mediante api que sea valida string</text:span></text:p>
        </text:list-item>
        <text:list-item>
          <text:p text:style-name="P19"><text:span text:style-name="T7">c</text:span>ountry: String</text:p>
        </text:list-item>
        <text:list-item>
          <text:p text:style-name="P19"><text:span text:style-name="T7">t</text:span>own: de nuevo mediante api intentaremos crearla</text:p>
        </text:list-item>
        <text:list-item>
          <text:p text:style-name="P19"><text:span text:style-name="T7">v</text:span>isibility: enum[private,public] FOR NOW!</text:p>
        </text:list-item>
        <text:list-item>
          <text:p text:style-name="P25"><text:span text:style-name="T7">t</text:span>elephone: PK, string.</text:p>
        </text:list-item>
        <text:list-item>
          <text:p text:style-name="P49">profilePick: imagen de perfil</text:p>
        </text:list-item>
        <text:list-item>
          <text:p text:style-name="P26"><text:span text:style-name="T7">l</text:span>ast<text:span text:style-name="T7">T</text:span>ime: datetime //Al año se borra</text:p>
        </text:list-item>
        <text:list-item>
          <text:p text:style-name="P28">createdAt timestamdiff</text:p>
        </text:list-item>
      </text:list>
      <text:p text:style-name="P4"/>
      <text:p text:style-name="P6"><text:tab/>**NO SON ATRIBUTOS PERO NOS SIRVEN PARA LOS MODELOS**</text:p>
      <text:list xml:id="list195507315904727" text:continue-numbering="true" text:style-name="L1">
        <text:list-item>
          <text:p text:style-name="P25">Friends : user[] //HAS MANY<text:span text:style-name="T3"> </text:span></text:p>
        </text:list-item>
        <text:list-item>
          <text:p text:style-name="P25">Block<text:span text:style-name="T4">ed</text:span> : user[] //Has many</text:p>
        </text:list-item>
        <text:list-item>
          <text:p text:style-name="P33">Images: image[] //Has many</text:p>
        </text:list-item>
        <text:list-item>
          <text:p text:style-name="P33">Messages: message[] //Has many</text:p>
        </text:list-item>
        <text:list-item>
          <text:p text:style-name="P27">Requests: request[] //Has many</text:p>
        </text:list-item>
        <text:list-item>
          <text:p text:style-name="P27">Groups: group[] //Has many</text:p>
        </text:list-item>
        <text:list-item>
          <text:p text:style-name="P27">Notifications: notification[] //Has many</text:p>
          <text:p text:style-name="P27"/>
        </text:list-item>
      </text:list>
      <text:p text:style-name="P5"/>
      <text:p text:style-name="P7"><text:span text:style-name="T7">user_r</text:span>elathionship</text:p>
      <text:p text:style-name="P8">User: Es un has many to has many: user. Un usuario tiene distintos amigos y viceversa</text:p>
      <text:list xml:id="list364876233" text:style-name="L2">
        <text:list-item>
          <text:p text:style-name="P34">SOURCE_USER</text:p>
        </text:list-item>
        <text:list-item>
          <text:p text:style-name="P21"><text:span text:style-name="T7">TARGET</text:span><text:span text:style-name="T5">_USER</text:span></text:p>
        </text:list-item>
        <text:list-item>
          <text:p text:style-name="P22"><text:span text:style-name="T8">TYPE_RELATHIONSHIP ENUM[FRIEND,BLOCKED, </text:span><text:span text:style-name="T9">PENDING, REJECTED</text:span><text:span text:style-name="T8">] //FUTURE FOLLOWER</text:span></text:p>
        </text:list-item>
        <text:list-item>
          <text:p text:style-name="P35">created_at</text:p>
        </text:list-item>
        <text:list-item>
          <text:p text:style-name="P35">updated_at</text:p>
        </text:list-item>
      </text:list>
      <text:list xml:id="list1255151606" text:style-name="L3">
        <text:list-header>
          <text:p text:style-name="P37"/>
        </text:list-header>
      </text:list>
      <text:p text:style-name="P50">image_user</text:p>
      <text:p text:style-name="P8">Usuario: Has-many to one: Imagen Un usuario tiene distintas imagenes pero una imagen es de un usuario</text:p>
      <text:p text:style-name="P8">Imagen: has-many to one: Comentario: IMagenes tienen varios comentarios pero comentario es de solo una imagen.</text:p>
      <text:p text:style-name="P9">Postgresql</text:p>
      <text:list xml:id="list2760401731" text:style-name="L4">
        <text:list-item>
          <text:p text:style-name="P38">id</text:p>
        </text:list-item>
        <text:list-item>
          <text:p text:style-name="P38">imagen</text:p>
        </text:list-item>
        <text:list-item>
          <text:p text:style-name="P38">comments???</text:p>
        </text:list-item>
        <text:list-item>
          <text:p text:style-name="P39">upload_by[user_id]</text:p>
        </text:list-item>
        <text:list-item>
          <text:p text:style-name="P36">created_at</text:p>
        </text:list-item>
      </text:list>
      <text:p text:style-name="P17"/>
      <text:p text:style-name="P18">image_comment</text:p>
      <text:p text:style-name="P2"><text:span text:style-name="T6">Un</text:span><text:span text:style-name="T10">a</text:span><text:span text:style-name="T6"> </text:span><text:span text:style-name="T10">imagen</text:span><text:span text:style-name="T6"> puede tener varios </text:span><text:span text:style-name="T10">Comment</text:span><text:span text:style-name="T6"> pero un </text:span><text:span text:style-name="T10">Comment</text:span><text:span text:style-name="T6"> es de un usuario</text:span></text:p>
      <text:p text:style-name="P10"><text:soft-page-break/>Usuarios :many to one: messages.</text:p>
      <text:list xml:id="list2804868902" text:style-name="L5">
        <text:list-item>
          <text:p text:style-name="P40">Id</text:p>
        </text:list-item>
        <text:list-item>
          <text:p text:style-name="P40">From (id usuario) : Clave ajena</text:p>
        </text:list-item>
        <text:list-item>
          <text:p text:style-name="P23"><text:span text:style-name="T11">to (id </text:span><text:span text:style-name="T10">image</text:span><text:span text:style-name="T11">) : clave ajena</text:span></text:p>
        </text:list-item>
        <text:list-item>
          <text:p text:style-name="P40">body: string</text:p>
        </text:list-item>
        <text:list-item>
          <text:p text:style-name="P29">createdAt timestamdiff</text:p>
        </text:list-item>
        <text:list-item>
          <text:p text:style-name="P42">modifietAt</text:p>
        </text:list-item>
      </text:list>
      <text:p text:style-name="P9"/>
      <text:p text:style-name="P11">Message</text:p>
      <text:p text:style-name="P9">Un usuario puede tener varios mensajes pero un mensaje es de un usuario</text:p>
      <text:p text:style-name="P9">Usuarios :many to one: messages.</text:p>
      <text:list xml:id="list195506935850206" text:continue-numbering="true" text:style-name="L5">
        <text:list-item>
          <text:p text:style-name="P41">Id</text:p>
        </text:list-item>
        <text:list-item>
          <text:p text:style-name="P41">From (id usuario) : Clave ajena</text:p>
        </text:list-item>
        <text:list-item>
          <text:p text:style-name="P41">to (id usuario) : clave ajena</text:p>
        </text:list-item>
        <text:list-item>
          <text:p text:style-name="P41">body: string</text:p>
        </text:list-item>
        <text:list-item>
          <text:p text:style-name="P30">createdAt timestamdiff</text:p>
        </text:list-item>
      </text:list>
      <text:p text:style-name="P13"/>
      <text:p text:style-name="P12"/>
      <text:p text:style-name="P15">user_group</text:p>
      <text:p text:style-name="P16">User: has many to many: group</text:p>
      <text:list xml:id="list3651230508" text:style-name="L6">
        <text:list-item>
          <text:p text:style-name="P31">id</text:p>
        </text:list-item>
        <text:list-item>
          <text:p text:style-name="P31">usuario_id</text:p>
        </text:list-item>
        <text:list-item>
          <text:p text:style-name="P31">group_id</text:p>
        </text:list-item>
      </text:list>
      <text:p text:style-name="P16"/>
      <text:p text:style-name="P12"/>
      <text:p text:style-name="P14">GROUP</text:p>
      <text:p text:style-name="P12">Users has many groups </text:p>
      <text:p text:style-name="P12">Groups has many users</text:p>
      <text:p text:style-name="P12">Groups has many comments</text:p>
      <text:p text:style-name="P12">Comments has one group</text:p>
      <text:p text:style-name="P12">Photos has one group</text:p>
      <text:p text:style-name="P12">Groups has many photos</text:p>
      <text:p text:style-name="P12"/>
      <text:list xml:id="list3715025873" text:style-name="L7">
        <text:list-item>
          <text:p text:style-name="P43">id</text:p>
        </text:list-item>
        <text:list-item>
          <text:p text:style-name="P43">Name</text:p>
        </text:list-item>
        <text:list-item>
          <text:p text:style-name="P43">Admins?[user]</text:p>
        </text:list-item>
        <text:list-item>
          <text:p text:style-name="P32">createdAt timestamdiff</text:p>
        </text:list-item>
      </text:list>
      <text:p text:style-name="P12"/>
      <text:p text:style-name="P14">Notification</text:p>
      <text:p text:style-name="P12">User has many notifications</text:p>
      <text:p text:style-name="P12">Notification has one user</text:p>
      <text:list xml:id="list195507576177470" text:continue-list="list195507315904727" text:style-name="L1">
        <text:list-item>
          <text:p text:style-name="P28">createdAt timestamdiff</text:p>
        </text:list-item>
      </text:list>
      <text:p text:style-name="P12"/>
      <text:p text:style-name="P12"/>
      <text:p text:style-name="P12"/>
      <text:p text:style-name="P45">RELACIONES</text:p>
      <text:p text:style-name="P46">Usuario: 1 Notificaciones N. Un usuario recibe varias notificaciones. Una notifiacion es de un usuario.</text:p>
      <text:p text:style-name="P46">Un usuario pertecene a varios grupos y un grupo tiene varios usuarios. N:M<text:span text:style-name="T12">.</text:span></text:p>
      <text:p text:style-name="P47">UN usuario agrega a varios usuarios y al reves. N:M<text:span text:style-name="T13">. Relacion reflexiva</text:span></text:p>
      <text:p text:style-name="P24"><text:span text:style-name="T13">Un usuario varios mensajes. Un mensaje tiene dos usuarios? es enviado por un usuario?. 1:N? o N:M</text:span></text:p>
      <text:p text:style-name="P24"><text:soft-page-break/></text:p>
      <text:p text:style-name="P48"/>
      <text:p text:style-name="P47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7:12:49.153339460</meta:creation-date>
    <dc:date>2023-04-05T19:55:05.938186431</dc:date>
    <meta:editing-duration>PT2H51M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86" meta:word-count="415" meta:character-count="2425" meta:non-whitespace-character-count="2141"/>
  </office:meta>
</office:document-meta>
</file>